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95cm" fo:min-width="2.24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660066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cc0000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3333ff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66cc00" draw:textarea-horizontal-align="justify" draw:textarea-vertical-align="middle" draw:auto-grow-height="false" fo:min-height="2.05cm" fo:min-width="3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svg:stroke-width="0.1cm" svg:stroke-color="#000000" draw:marker-start-width="0.5cm" draw:marker-end-width="0.5cm" draw:fill-color="#ffcc99" draw:textarea-horizontal-align="justify" draw:textarea-vertical-align="middle" draw:auto-grow-height="false" fo:min-height="2.05cm" fo:min-width="2.9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3" style:family="graphic" style:parent-style-name="objectwithoutfill">
      <style:graphic-properties svg:stroke-width="0.2cm" svg:stroke-color="#cc0000" draw:marker-start-width="0.8cm" draw:marker-end-width="0.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cc0000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16" style:family="graphic" style:parent-style-name="objectwithoutfill">
      <style:graphic-properties svg:stroke-width="0.25cm" svg:stroke-color="#660066" draw:marker-start-width="0.955cm" draw:marker-end-width="0.455cm" draw:fill="none" draw:textarea-vertical-align="middle" fo:padding-top="0.25cm" fo:padding-bottom="0.25cm" fo:padding-left="0.375cm" fo:padding-right="0.375cm"/>
    </style:style>
    <style:style style:name="gr17" style:family="graphic" style:parent-style-name="objectwithoutfill">
      <style:graphic-properties svg:stroke-width="0.25cm" svg:stroke-color="#660066" draw:marker-start-width="0.955cm" draw:marker-end="Arrow" draw:marker-end-width="0.455cm" draw:fill="none" draw:textarea-vertical-align="middle" fo:padding-top="0.25cm" fo:padding-bottom="0.25cm" fo:padding-left="0.375cm" fo:padding-right="0.375cm"/>
    </style:style>
    <style:style style:name="gr18" style:family="graphic" style:parent-style-name="objectwithoutfill">
      <style:graphic-properties svg:stroke-width="0.6cm" svg:stroke-color="#660066" draw:marker-start-width="2.015cm" draw:marker-end="Arrow" draw:marker-end-width="1.515cm" draw:fill="none" draw:textarea-vertical-align="middle" fo:padding-top="0.425cm" fo:padding-bottom="0.425cm" fo:padding-left="0.55cm" fo:padding-right="0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0" style:family="graphic" style:parent-style-name="objectwithoutfill">
      <style:graphic-properties draw:stroke="solid" draw:stroke-dash="Dashed_20__28_var_29_" svg:stroke-width="0.1cm" draw:marker-start-width="0.515cm" draw:marker-end="Arrow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660066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0000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844cm" svg:height="2.3cm" svg:x="2.456cm" svg:y="0.2cm">
          <text:p text:style-name="P1">Stratix IV</text:p>
          <text:p text:style-name="P1">(50 MHz)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9cm" svg:height="2.4cm" svg:x="8.5cm" svg:y="14.1cm">
          <text:p text:style-name="P1">V1720s</text:p>
          <text:p text:style-name="P1">(32)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9cm" svg:height="2.4cm" svg:x="12.219cm" svg:y="14.1cm">
          <text:p text:style-name="P1">V1740</text:p>
          <text:p text:style-name="P1">(5)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9cm" svg:height="2.4cm" svg:x="15.9cm" svg:y="14.1cm">
          <text:p text:style-name="P1">PPG</text:p>
          <text:p text:style-name="P1">(1)</text:p>
          <draw:enhanced-geometry svg:viewBox="0 0 21600 21600" draw:type="rectangle" draw:enhanced-path="M 0 0 L 21600 0 21600 21600 0 21600 0 0 Z N"/>
        </draw:custom-shape>
        <draw:line draw:style-name="gr5" draw:text-style-name="P5" xml:id="id1" draw:id="id1" draw:layer="layout" svg:x1="16.7cm" svg:y1="7.7cm" svg:x2="16.7cm" svg:y2="8.9cm">
          <text:p/>
        </draw:line>
        <draw:connector draw:style-name="gr6" draw:text-style-name="P5" draw:layer="layout" draw:line-skew="-1.65cm" svg:x1="16.7cm" svg:y1="8.9cm" svg:x2="17.35cm" svg:y2="14.1cm" draw:start-shape="id1" draw:start-glue-point="2" draw:end-shape="id2" draw:end-glue-point="0" svg:d="M16700 8900v950h650v4250" svg:viewBox="0 0 651 5201">
          <text:p/>
        </draw:connector>
        <draw:custom-shape draw:style-name="gr7" draw:text-style-name="P6" xml:id="id4" draw:id="id4" draw:layer="layout" svg:width="3.6cm" svg:height="2.4cm" svg:x="0.2cm" svg:y="11.7cm">
          <text:p text:style-name="P1">ADC FMC</text:p>
          <text:p text:style-name="P1">45.16129 </text:p>
          <text:p text:style-name="P1">MHz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3.878cm" svg:y1="2.5cm" svg:x2="2cm" svg:y2="11.7cm" draw:start-shape="id3" draw:start-glue-point="2" draw:end-shape="id4" draw:end-glue-point="0" svg:d="M3878 2500v4600h-1878v4600" svg:viewBox="0 0 1879 9201">
          <text:p/>
        </draw:connector>
        <draw:frame draw:style-name="gr9" draw:text-style-name="P7" draw:layer="layout" svg:width="4.8cm" svg:height="1.673cm" svg:x="0.8cm" svg:y="5.427cm">
          <draw:text-box>
            <text:p>45.16129 </text:p>
            <text:p>MHz</text:p>
          </draw:text-box>
        </draw:frame>
        <draw:custom-shape draw:style-name="gr10" draw:text-style-name="P8" xml:id="id7" draw:id="id7" draw:layer="layout" svg:width="3.5cm" svg:height="2.4cm" svg:x="13.7cm" svg:y="5.3cm">
          <text:p text:style-name="P1">CDM</text:p>
          <text:p text:style-name="P1">Slave</text:p>
          <text:p text:style-name="P1">24 Channel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3.1cm" svg:y1="3.2cm" svg:x2="8.35cm" svg:y2="6.4cm" draw:start-shape="id5" draw:start-glue-point="3" draw:end-shape="id6" draw:end-glue-point="0" svg:d="M13100 3200h-4750v3200" svg:viewBox="0 0 4751 3201">
          <text:p/>
        </draw:connector>
        <draw:connector draw:style-name="gr11" draw:text-style-name="P5" draw:layer="layout" draw:line-skew="-0.15cm" svg:x1="13.1cm" svg:y1="3.2cm" svg:x2="13.7cm" svg:y2="6.5cm" draw:start-shape="id5" draw:end-shape="id7" draw:end-glue-point="3" svg:d="M13100 3200h-700v3300h1300" svg:viewBox="0 0 1301 3301">
          <text:p/>
        </draw:connector>
        <draw:frame draw:style-name="gr12" draw:text-style-name="P7" draw:layer="layout" svg:width="3.216cm" svg:height="0.962cm" svg:x="8.8cm" svg:y="3.138cm">
          <draw:text-box>
            <text:p>62.5 MHz</text:p>
          </draw:text-box>
        </draw:frame>
        <draw:line draw:style-name="gr13" draw:text-style-name="P5" xml:id="id8" draw:id="id8" draw:layer="layout" svg:x1="15.9cm" svg:y1="7.7cm" svg:x2="15.9cm" svg:y2="8.98cm">
          <text:p/>
        </draw:line>
        <draw:connector draw:style-name="gr14" draw:text-style-name="P5" draw:layer="layout" svg:x1="15.9cm" svg:y1="8.98cm" svg:x2="13.669cm" svg:y2="14.1cm" draw:start-shape="id8" draw:start-glue-point="2" draw:end-shape="id9" svg:d="M15900 8980v2585h-2231v2535" svg:viewBox="0 0 2232 5121">
          <text:p/>
        </draw:connector>
        <draw:frame draw:style-name="gr15" draw:text-style-name="P7" draw:layer="layout" svg:width="2.056cm" svg:height="0.962cm" svg:x="13.744cm" svg:y="10.6cm">
          <draw:text-box>
            <text:p>5 Out</text:p>
          </draw:text-box>
        </draw:frame>
        <draw:frame draw:style-name="gr15" draw:text-style-name="P7" draw:layer="layout" svg:width="2.056cm" svg:height="0.962cm" svg:x="16.644cm" svg:y="8.9cm">
          <draw:text-box>
            <text:p>1 Out</text:p>
          </draw:text-box>
        </draw:frame>
        <draw:custom-shape draw:style-name="gr10" draw:text-style-name="P8" xml:id="id6" draw:id="id6" draw:layer="layout" svg:width="3.5cm" svg:height="2.4cm" svg:x="6.6cm" svg:y="6.4cm">
          <text:p text:style-name="P1">CDM</text:p>
          <text:p text:style-name="P1">Slave</text:p>
          <text:p text:style-name="P1">24 Channel</text:p>
          <draw:enhanced-geometry svg:viewBox="0 0 21600 21600" draw:type="rectangle" draw:enhanced-path="M 0 0 L 21600 0 21600 21600 0 21600 0 0 Z N"/>
        </draw:custom-shape>
        <draw:line draw:style-name="gr16" draw:text-style-name="P5" xml:id="id10" draw:id="id10" draw:layer="layout" svg:x1="14.635cm" svg:y1="7.725cm" svg:x2="14.635cm" svg:y2="8.94cm">
          <text:p/>
        </draw:line>
        <draw:connector draw:style-name="gr17" draw:text-style-name="P5" draw:layer="layout" draw:line-skew="-1.145cm" svg:x1="14.635cm" svg:y1="8.94cm" svg:x2="9.95cm" svg:y2="14.1cm" draw:start-shape="id10" draw:start-glue-point="2" draw:end-shape="id11" draw:end-glue-point="0" svg:d="M14635 8940v1473h-4685v3687" svg:viewBox="0 0 4686 5161">
          <text:p/>
        </draw:connector>
        <draw:frame draw:style-name="gr15" draw:text-style-name="P7" draw:layer="layout" svg:width="2.056cm" svg:height="0.962cm" svg:x="12.444cm" svg:y="9.4cm">
          <draw:text-box>
            <text:p>8 Out</text:p>
          </draw:text-box>
        </draw:frame>
        <draw:connector draw:style-name="gr18" draw:text-style-name="P5" draw:layer="layout" draw:line-skew="0cm -2.55cm" svg:x1="8.35cm" svg:y1="8.8cm" svg:x2="8.5cm" svg:y2="15.3cm" draw:start-shape="id6" draw:start-glue-point="2" draw:end-shape="id11" draw:end-glue-point="3" svg:d="M8350 8800v2650h-2950v3850h3100" svg:viewBox="0 0 3101 6501">
          <text:p/>
        </draw:connector>
        <draw:frame draw:style-name="gr19" draw:text-style-name="P7" draw:layer="layout" svg:width="2.407cm" svg:height="0.962cm" svg:x="5.7cm" svg:y="10.2cm">
          <draw:text-box>
            <text:p>24 Out</text:p>
          </draw:text-box>
        </draw:frame>
        <draw:custom-shape draw:style-name="gr10" draw:text-style-name="P8" xml:id="id5" draw:id="id5" draw:layer="layout" svg:width="3.5cm" svg:height="2.4cm" svg:x="13.1cm" svg:y="2cm">
          <text:p text:style-name="P1">CDM</text:p>
          <text:p text:style-name="P1">Slave</text:p>
          <text:p text:style-name="P1">24 Channel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3.6cm" svg:height="2.4cm" svg:x="8.7cm" svg:y="0.15cm">
          <text:p text:style-name="P1">NIM I/O</text:p>
          <text:p text:style-name="P1">FMC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svg:x1="5.3cm" svg:y1="1.35cm" svg:x2="8.7cm" svg:y2="1.35cm" draw:start-shape="id3" draw:start-glue-point="1" draw:end-shape="id12" draw:end-glue-point="3" svg:d="M5300 1350h3400" svg:viewBox="0 0 3401 1">
          <text:p/>
        </draw:connector>
        <draw:connector draw:style-name="gr20" draw:text-style-name="P5" draw:layer="layout" svg:x1="12.3cm" svg:y1="1.35cm" svg:x2="14.85cm" svg:y2="2cm" draw:start-shape="id12" draw:start-glue-point="1" draw:end-shape="id5" draw:end-glue-point="0" svg:d="M12300 1350h2550v650" svg:viewBox="0 0 2551 651">
          <text:p/>
        </draw:connector>
        <draw:frame draw:style-name="gr21" draw:text-style-name="P7" draw:layer="layout" svg:width="3.3cm" svg:height="2.373cm" svg:x="5.3cm" svg:y="0.4cm">
          <draw:text-box>
            <text:p>62.5 MHz</text:p>
          </draw:text-box>
        </draw:frame>
        <draw:frame draw:style-name="gr21" draw:text-style-name="P7" draw:layer="layout" svg:width="3.3cm" svg:height="2.373cm" svg:x="12.4cm" svg:y="0.401cm">
          <draw:text-box>
            <text:p>62.5 MH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6T12:55:20.203217888</meta:creation-date>
    <dc:date>2016-08-12T12:28:36.753764645</dc:date>
    <dc:creator>Simon </dc:creator>
    <meta:editing-duration>PT21H35M31S</meta:editing-duration>
    <meta:editing-cycles>25</meta:editing-cycles>
    <meta:generator>LibreOffice/5.0.3.2$Linux_X86_64 LibreOffice_project/00m0$Build-2</meta:generator>
    <meta:document-statistic meta:object-count="29"/>
  </office:meta>
</office:document-meta>
</file>